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ff3333" fo:font-size="13pt" style:font-size-asian="13pt" style:font-size-complex="13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12.03mm" svg:height="106.94mm" svg:x="144.9mm" svg:y="8.06mm">
            <loext:p draw:notify-on-update-of-ranges="Feuille1.C13:Feuille1.D13 Feuille1.C15:Feuille1.D15 Feuille1.C15:Feuille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2/Présentation des résultats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Score SUS</text:p>
          </table:table-cell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Univ Med</text:p>
          </table:table-cell>
          <table:table-cell table:style-name="ce4" office:value-type="string" calcext:value-type="string">
            <text:p>Univ Grenoble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12*2.5" office:value-type="float" office:value="30" calcext:value-type="float">
            <text:p>30</text:p>
          </table:table-cell>
          <table:table-cell table:formula="of:=28*2.5" office:value-type="float" office:value="70" calcext:value-type="float">
            <text:p>70</text:p>
          </table:table-cell>
          <table:table-cell/>
          <table:table-cell table:style-name="ce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,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7.5" calcext:value-type="float">
            <text:p>47,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2.5" calcext:value-type="float">
            <text:p>92,5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,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y</text:p>
          </table:table-cell>
          <table:table-cell table:formula="of:=AVERAGE([.C5:.C11] )" office:value-type="float" office:value="51.0714285714286" calcext:value-type="float">
            <text:p>51,0714285714</text:p>
          </table:table-cell>
          <table:table-cell table:formula="of:=AVERAGE([.D5:.D11] )" office:value-type="float" office:value="73.9285714285714" calcext:value-type="float">
            <text:p>73,92857142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art type</text:p>
          </table:table-cell>
          <table:table-cell table:formula="of:=AVEDEV([.C5:.C11])" office:value-type="float" office:value="16.9387755102041" calcext:value-type="float">
            <text:p>16,9387755102</text:p>
          </table:table-cell>
          <table:table-cell table:formula="of:=AVEDEV([.D5:.D11])" office:value-type="float" office:value="10.5102040816327" calcext:value-type="float">
            <text:p>10,51020408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terval</text:p>
          </table:table-cell>
          <table:table-cell table:style-name="ce5" table:formula="of:=CONFIDENCE(0.05;[.C14];7)" office:value-type="float" office:value="12.5481899237349" calcext:value-type="float">
            <text:p>12,5481899237</text:p>
          </table:table-cell>
          <table:table-cell table:style-name="ce5" table:formula="of:=CONFIDENCE(0.05;[.D14];7)" office:value-type="float" office:value="7.7859250731608" calcext:value-type="float">
            <text:p>7,7859250732</text:p>
          </table:table-cell>
          <table:table-cell table:number-columns-repeated="2"/>
        </table:table-row>
        <table:table-row table:style-name="ro2" table:number-rows-repeated="11">
          <table:table-cell table:number-columns-repeated="6"/>
        </table:table-row>
        <table:table-row table:style-name="ro3">
          <table:table-cell table:style-name="ce2" office:value-type="string" calcext:value-type="string">
            <text:p>(d) Est-ce que l’un des deux sites est meilleur que l’autre ?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i car on peut voir que les marges d’erreurs ne se chevauchent pas, et que le site 2 (Université Grenoble Alpes) est mieux noté, donc meilleur.</text:p>
          </table:table-cell>
          <table:table-cell table:number-columns-repeated="5"/>
        </table:table-row>
        <calcext:conditional-formats>
          <calcext:conditional-format calcext:target-range-address="Feuille1.A1:Feuille1.C1">
            <calcext:icon-set calcext:icon-set-type="3Arrows">
              <calcext:formatting-entry calcext:value="0" calcext:type="percent"/>
              <calcext:formatting-entry calcext:value="0" calcext:type="percent"/>
              <calcext:formatting-entry calcext:value="0" calcext:type="percent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9:07:06.743034455</meta:creation-date>
    <dc:date>2016-10-19T09:36:36.358961964</dc:date>
    <meta:editing-duration>PT9M9S</meta:editing-duration>
    <meta:editing-cycles>1</meta:editing-cycles>
    <meta:document-statistic meta:table-count="1" meta:cell-count="37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Feuille1.C15:Feuille1.D15" chart:error-lower-range="Feuille1.C15:Feuille1.D1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Feuille1.C15:Feuille1.D15" chart:error-lower-range="Feuille1.C15:Feuille1.D1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euille1.C15:Feuille1.D15" chart:error-lower-range="Feuille1.C15:Feuille1.D15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04cm" svg:height="10.695cm" xlink:href=".." xlink:type="simple" chart:class="chart:bar" chart:style-name="ch1">
        <chart:legend chart:legend-position="end" svg:x="19.893cm" svg:y="5.048cm" style:legend-expansion="high" chart:style-name="ch2"/>
        <chart:plot-area chart:style-name="ch3" table:cell-range-address="Feuille1.C13:Feuille1.D13" chart:data-source-has-labels="row" svg:x="0.424cm" svg:y="0.213cm" svg:width="19.045cm" svg:height="10.269cm">
          <chartooo:coordinate-region svg:x="1.045cm" svg:y="0.412cm" svg:width="18.424cm" svg:height="9.4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13:Feuille1.D13" loext:label-string="sus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s</text:p>
              </table:table-cell>
              <table:table-cell office:value-type="string">
                <text:p>Ligne 15</text:p>
              </table:table-cell>
              <table:table-cell office:value-type="string">
                <text:p>Ligne 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0714285714286">
                <text:p>51.0714285714286</text:p>
                <draw:g>
                  <svg:desc>Feuille1.C13:Feuille1.D13</svg:desc>
                </draw:g>
              </table:table-cell>
              <table:table-cell office:value-type="float" office:value="12.5481899237349">
                <text:p>12.5481899237349</text:p>
                <draw:g>
                  <svg:desc>Feuille1.C15:Feuille1.D15</svg:desc>
                </draw:g>
              </table:table-cell>
              <table:table-cell office:value-type="float" office:value="12.5481899237349">
                <text:p>12.5481899237349</text:p>
                <draw:g>
                  <svg:desc>Feuille1.C15:Feuille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9285714285714">
                <text:p>73.9285714285714</text:p>
              </table:table-cell>
              <table:table-cell office:value-type="float" office:value="7.7859250731608">
                <text:p>7.7859250731608</text:p>
              </table:table-cell>
              <table:table-cell office:value-type="float" office:value="7.7859250731608">
                <text:p>7.7859250731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